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moHints.registerHints( RuntimeHints hints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ativeRuntimeHintsSpringJupiterTests.test( @ Autowired String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ClassWithGet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